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1426346822972437366"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7713251708702098851"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3821669147639433347"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2958904950182983179"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14"><text:soft-page-break/>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0"><text:span text:style-name="T2"/></text:p>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7366940791048251357" text:style-name="L5">
        <text:list-item>
          <text:list>
            <text:list-header>
              <text:p text:style-name="P62">0.75 mile splits: 9:06, 9:24, 8:13</text:p>
              <text:p text:style-name="P62">Comparison with yesterday's workout shows that today was a recovery day.</text:p>
            </text:list-header>
          </text:list>
        </text:list-item>
      </text:list>
      <text:p text:style-name="P14"/>
      <text:p text:style-name="P10">In the last week: 30.3 miles</text:p>
      <text:list xml:id="list34615564" text:continue-numbering="true" text:style-name="L5">
        <text:list-item>
          <text:list>
            <text:list-header>
              <text:p text:style-name="P6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22T14:39:52.39</dc:date>
    <dc:creator>James Lombardi</dc:creator>
    <meta:editing-duration>P3DT17H50M58S</meta:editing-duration>
    <meta:editing-cycles>367</meta:editing-cycles>
    <meta:generator>OpenOffice/4.1.2$Win32 OpenOffice.org_project/412m3$Build-9782</meta:generator>
    <meta:document-statistic meta:table-count="0" meta:image-count="0" meta:object-count="0" meta:page-count="52" meta:paragraph-count="1401" meta:word-count="15346" meta:character-count="75961"/>
  </office:meta>
</office:document-meta>
</file>